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6.2500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6.2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2.0833in"/>
    </style:style>
    <style:style style:name="rststyle-rststyle-table-3.D" style:family="table-column">
      <style:table-column-properties style:column-width="2.0833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ext:p text:style-name="rststyle-table-title">Terimler ve Anlamları</text:p>
      <table:table table:name="rststyle-rststyle-table-1" table:style-name="rststyle-rststyle-table-1">
        <text:span text:style-name="rststyle-strong">Terimler ve Anlamları</text:span>
        <table:table-column table:style-name="rststyle-rststyle-table-1.A"/>
        <table:table-column table:style-name="rststyle-rststyle-table-1.B"/>
        <table:table-header-rows>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ia32-bin grub-efi</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span text:style-name="rststyle-whitespace"> </text:span>
        <text:span text:style-name="rststyle-whitespace"> </text:span>
        <text:span text:style-name="rststyle-whitespace"> </text:span>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span text:style-name="rststyle-whitespace"> </text:span>
        <text:span text:style-name="rststyle-whitespace"> </text:span>
        <text:span text:style-name="rststyle-whitespace"> </text:span>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APT::Sandbox::User root;"</text:span>
          </text:span>
        </text:span>
        <text:span text:style-name="rststyle-whitespace"> </text:span>
        <text:span text:style-name="rststyle-whitespace">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dosyamızın bağını sökelim.</text:p>
          </text:list-item>
        </text:list>
        <ns0:p ns0:style-name="rststyle-codeblock">☭ umount -f /mnt</ns0:p>
        <text:span text:style-name="rststyle-whitespace"> </text:span>
        <text:span text:style-name="rststyle-whitespace"> </text:span>
        <text:span text:style-name="rststyle-whitespace"> </text:span>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whitespace"> </text:span>
        <text:span text:style-name="rststyle-name">
          <text:span text:style-name="rststyle-builtin">bind</text:span>
        </text:span>
        <text:span text:style-name="rststyle-whitespace"> </text:span>
        <text:span text:style-name="rststyle-name">
          <text:span text:style-name="rststyle-variable">$i</text:span>
        </text:span>
        <text:span text:style-name="rststyle-whitespace"> </text:span>
        <text:span text:style-name="rststyle-name">
          <text:span text:style-name="rststyle-variable">$i</text:span>
        </text:span>
        <text:span text:style-name="rststyle-punctuation">;</text:span>
        <text:span text:style-name="rststyle-whitespace"> </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deb https://deb.debian.org/debian sid main contrib non-fre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Kernel kuralım.</text:p>
          </text:list-item>
        </text:list>
        <ns0:p ns0:style-name="rststyle-codeblock">☭ apt-get install linux-headers-amd64 linux-image-amd64</ns0:p>
        <text:span text:style-name="rststyle-whitespace"> </text:span>
        <text:span text:style-name="rststyle-whitespace"> </text:span>
        <text:span text:style-name="rststyle-whitespace"> </text:span>
        <text:span text:style-name="rststyle-whitespace"> </text:span>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Grub kuralım.</text:p>
          </text:list-item>
        </text:list>
        <ns0:p ns0:style-name="rststyle-codeblock">☭ apt-get install grub-pc-bin grub-efi-ia32-bin grub-efi</ns0:p>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Live açılış için gereken paketleri kuralım.</text:p>
          </text:list-item>
        </text:list>
        <ns0:p ns0:style-name="rststyle-codeblock">☭ apt-get install live-config live-boot</ns0:p>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Debian tabanlı sistemlerde önerilen paketler varsayılan olarak paket kurulumu esnasında kurulur. Bu durum gereksiz paketlerin de gelmesine sebep olabilmektedir. Önerilen paketleri kapatmak için aşağıdaki yolu uygulayabilirsiniz. (İsteğe bağlı)</text:p>
          </text:list-item>
        </text:list>
        <ns0:p ns0:style-name="rststyle-codeblock"># /etc/apt/apt.conf.d/01norecommend adında bir dosya açın ve içine şunu yazın<ns0:line-break/>APT::Install-Recommends "0";<ns0:line-break/>APT::Install-Suggests "0";</ns0:p>
        <text:span text:style-name="rststyle-comment">
          <text:span text:style-name="rststyle-single"># /etc/apt/apt.conf.d/01norecommend adında bir dosya açın ve içine şunu yazın
</text:span>
        </text:span>
        <text:span text:style-name="rststyle-whitespace"> </text:span>
        <text:span text:style-name="rststyle-literal">
          <text:span text:style-name="rststyle-string">
            <text:span text:style-name="rststyle-double">"0"</text:span>
          </text:span>
        </text:span>
        <text:span text:style-name="rststyle-punctuation">;</text:span>
        <text:span text:style-name="rststyle-whitespace">
</text:span>
        <text:span text:style-name="rststyle-whitespace"> </text:span>
        <text:span text:style-name="rststyle-literal">
          <text:span text:style-name="rststyle-string">
            <text:span text:style-name="rststyle-double">"0"</text:span>
          </text:span>
        </text:span>
        <text:span text:style-name="rststyle-punctuation">;</text:span>
        <text:list text:style-name="rststyle-enumlist-arabic">
          <text:list-item>
            <text:p text:style-name="rststyle-enumitem">Eğer dil dosyaları, man dosyaları gibi şeylere ihtiyacınız yoksa ve bunların gereksiz olduğunu düşünüyorsanız Bunları paket kurduktan sonra otomatik silen ayarı aşağıdaki gibi yapabilirsiniz. (Tavsiye edilmez. / İsteğe bağlı.)</text:p>
          </text:list-item>
        </text:list>
        <ns0:p ns0:style-name="rststyle-codeblock"># /etc/apt/apt.conf.d/02antibloat adında dosya açın ve içine şunu yazın<ns0:line-break/>DPkg::Post-Invoke {"rm -rf /usr/share/locale || true";};<ns0:line-break/>DPkg::Post-Invoke {"rm -rf /usr/share/man || true";};<ns0:line-break/>DPkg::Post-Invoke {"rm -rf /usr/share/help || true";};<ns0:line-break/>DPkg::Post-Invoke {"rm -rf /usr/share/doc || true";};<ns0:line-break/>DPkg::Post-Invoke {"rm -rf /usr/share/info || true";};</ns0:p>
        <text:span text:style-name="rststyle-comment">
          <text:span text:style-name="rststyle-single"># /etc/apt/apt.conf.d/02antibloat adında dosya açın ve içine şunu yazın
</text:span>
        </text:span>
        <text:span text:style-name="rststyle-whitespace"> </text:span>
        <text:span text:style-name="rststyle-operator">{</text:span>
        <text:span text:style-name="rststyle-literal">
          <text:span text:style-name="rststyle-string">
            <text:span text:style-name="rststyle-double">"rm -rf /usr/share/locale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man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help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doc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info || true"</text:span>
          </text:span>
        </text:span>
        <text:span text:style-name="rststyle-punctuation">;</text:span>
        <text:span text:style-name="rststyle-operator">}</text:span>
        <text:span text:style-name="rststyle-punctuation">;</text:span>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whitespace">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whitespace">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whitespace">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whitespace">
</text:span>
        <text:span text:style-name="rststyle-name">
          <text:span text:style-name="rststyle-variable">ID</text:span>
        </text:span>
        <text:span text:style-name="rststyle-operator">=</text:span>
        <text:span text:style-name="rststyle-whitespace">
</text:span>
        <text:span text:style-name="rststyle-name">
          <text:span text:style-name="rststyle-variable">ID_LIKE</text:span>
        </text:span>
        <text:span text:style-name="rststyle-operator">=</text:span>
        <text:span text:style-name="rststyle-whitespace">
</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whitespace">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whitespace">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whitespace">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whitespace">
</text:span>
        <text:span text:style-name="rststyle-name">
          <text:span text:style-name="rststyle-variable">VERSION_CODENAME</text:span>
        </text:span>
        <text:span text:style-name="rststyle-operator">=</text:span>
        <text:span text:style-name="rststyle-whitespace">
</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whitespace">
</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DISTRIB_CODENAME</text:span>
        </text:span>
        <text:span text:style-name="rststyle-operator">=</text:span>
        <text:span text:style-name="rststyle-whitespace">
</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giriş ekranı olarak lightdm yerine istediğinizi kurabilirsiniz.</text:span>
        </text:span>
        <text:p text:style-name="rststyle-table-title">Masaüstü kurulumu</text:p>
        <table:table table:name="rststyle-rststyle-table-2" table:style-name="rststyle-rststyle-table-2">
          <text:span text:style-name="rststyle-strong">Masaüstü kurulumu</text:span>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textbody"><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bluez-firmware firmware-amd-graphics firmware-atheros \<ns0:line-break/><ns0:s ns0:c="6"/>firmware-b43-installer firmware-b43legacy-installer firmware-bnx2 \<ns0:line-break/><ns0:s ns0:c="6"/>firmware-bnx2x firmware-brcm80211 firmware-cavium firmware-intel-sound \<ns0:line-break/><ns0:s ns0:c="6"/>firmware-intelwimax firmware-ipw2x00 firmware-ivtv firmware-iwlwifi \<ns0:line-break/><ns0:s ns0:c="6"/>firmware-libertas firmware-linux firmware-linux-free firmware-linux-nonfree \<ns0:line-break/><ns0:s ns0:c="6"/>firmware-misc-nonfree firmware-myricom firmware-netxen firmware-qlogic \<ns0:line-break/><ns0:s ns0:c="6"/>firmware-ralink firmware-realtek firmware-samsung firmware-siano \<ns0:line-break/><ns0:s ns0:c="6"/>firmware-ti-connectivity firmware-zd1211 zd1211-firmwar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whitespace"> </text:span>
        <text:span text:style-name="rststyle-whitespace"> </text:span>
        <text:span text:style-name="rststyle-whitespace"> </text:span>
        <text:span text:style-name="rststyle-whitespace"> </text:span>
        <text:span text:style-name="rststyle-comment">
          <text:span text:style-name="rststyle-single"># dosya adını uygun şekilde yazınız.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oşta kalan paketleri temizle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apt önbelleğini temizler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so yaparken oluşturduğunuz historyleri temizler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ndex dosyalarını temizle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whitespace"> </text:span>
        <text:span text:style-name="rststyle-whitespace"> </text:span>
        <text:span text:style-name="rststyle-whitespace"> </text:span>
        <text:span text:style-name="rststyle-comment">
          <text:span text:style-name="rststyle-single"># dosyalarımızın adını öğrenmek içi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insmod all_video' &gt; isowork/boot/grub/grub.cfg<ns0:line-break/>☭ echo 'menuentry "Start Debian 64-bit" --class debian {' &gt;&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insmod all_video'</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menuentry "Start Debian 64-bit" --class debian {'</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    linux /live/vmlinuz boot=live live-config live-media-path=/live --'</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    initrd /live/initrd.img'</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text:span>
          </text:span>
        </text:span>
        <text:span text:style-name="rststyle-whitespace"> </text:span>
        <text:span text:style-name="rststyle-whitespace"> </text:span>
        <text:p text:style-name="rststyle-textbody">Burada <text:span text:style-name="rststyle-strong">linux</text:span> ile başlayan satırın sonuna ekleyeceğimiz ek ayarlar ile sistemin dilini ve klavye düzeni gibi şeyleri ayarlayabilirsiniz. Aşağıda Bu parametreler ve anlamları verilmiştir.</text:p>
        <text:p text:style-name="rststyle-table-title">Parametre ve anlamları</text:p>
        <table:table table:name="rststyle-rststyle-table-3" table:style-name="rststyle-rststyle-table-3">
          <text:span text:style-name="rststyle-strong">Parametre ve anlamları</text:span>
          <table:table-column table:style-name="rststyle-rststyle-table-3.A"/>
          <table:table-column table:style-name="rststyle-rststyle-table-3.B"/>
          <table:table-column table:style-name="rststyle-rststyle-table-3.C"/>
          <table:table-column table:style-name="rststyle-rststyle-table-3.D"/>
          <table:table-header-rows>
            <table:table-row>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row>
          </table:table-header-rows>
          <table:table-row>
            <table:table-cell table:style-name="rststyle-rststyle-table-3.A1" office:value-type="string">
              <text:p text:style-name="rststyle-textbody">timezone=Europe/Istanbul</text:p>
            </table:table-cell>
            <table:table-cell table:style-name="rststyle-rststyle-table-3.A1" office:value-type="string">
              <text:p text:style-name="rststyle-textbody">Zaman dilimi ayarı</text:p>
            </table:table-cell>
            <table:table-cell table:style-name="rststyle-rststyle-table-3.A1" office:value-type="string">
              <text:p text:style-name="rststyle-textbody">locales=tr_TR.UTF-8</text:p>
            </table:table-cell>
            <table:table-cell table:style-name="rststyle-rststyle-table-3.A1" office:value-type="string">
              <text:p text:style-name="rststyle-textbody">Dil ayarı</text:p>
            </table:table-cell>
          </table:table-row>
          <table:table-row>
            <table:table-cell table:style-name="rststyle-rststyle-table-3.A1" office:value-type="string">
              <text:p text:style-name="rststyle-textbody">keyboard-layouts=tr</text:p>
            </table:table-cell>
            <table:table-cell table:style-name="rststyle-rststyle-table-3.A1" office:value-type="string">
              <text:p text:style-name="rststyle-textbody">Klavye ayarı</text:p>
            </table:table-cell>
            <table:table-cell table:style-name="rststyle-rststyle-table-3.A1" office:value-type="string">
              <text:p text:style-name="rststyle-textbody">username=debian</text:p>
            </table:table-cell>
            <table:table-cell table:style-name="rststyle-rststyle-table-3.A1" office:value-type="string">
              <text:p text:style-name="rststyle-textbody">Kullanıcı adı ayarı</text:p>
            </table:table-cell>
          </table:table-row>
          <table:table-row>
            <table:table-cell table:style-name="rststyle-rststyle-table-3.A1" office:value-type="string">
              <text:p text:style-name="rststyle-textbody">hostname=live</text:p>
            </table:table-cell>
            <table:table-cell table:style-name="rststyle-rststyle-table-3.A1" office:value-type="string">
              <text:p text:style-name="rststyle-textbody">Makina adı ayarı</text:p>
            </table:table-cell>
            <table:table-cell table:style-name="rststyle-rststyle-table-3.A1" office:value-type="string">
              <text:p text:style-name="rststyle-textbody">user-fullname=DebianLive</text:p>
            </table:table-cell>
            <table:table-cell table:style-name="rststyle-rststyle-table-3.A1" office:value-type="string">
              <text:p text:style-name="rststyle-textbody">Kullanıcı gözüken adı ayarı</text:p>
            </table:table-cell>
          </table:table-row>
          <table:table-row>
            <table:table-cell table:style-name="rststyle-rststyle-table-3.A1" office:value-type="string">
              <text:p text:style-name="rststyle-textbody">quiet</text:p>
            </table:table-cell>
            <table:table-cell table:style-name="rststyle-rststyle-table-3.A1" office:value-type="string">
              <text:p text:style-name="rststyle-textbody">Açılışta yazı basmaz</text:p>
            </table:table-cell>
            <table:table-cell table:style-name="rststyle-rststyle-table-3.A1" office:value-type="string">
              <text:p text:style-name="rststyle-textbody">splash</text:p>
            </table:table-cell>
            <table:table-cell table:style-name="rststyle-rststyle-table-3.A1" office:value-type="string">
              <text:p text:style-name="rststyle-textbody">Varsa açılış animasyonunu gösterir.</text:p>
            </table:table-cell>
          </table:table-row>
          <table:table-row>
            <table:table-cell table:style-name="rststyle-rststyle-table-3.A1" office:value-type="string">
              <text:p text:style-name="rststyle-textbody">keyboard-variants=f</text:p>
            </table:table-cell>
            <table:table-cell table:style-name="rststyle-rststyle-table-3.A1" office:value-type="string">
              <text:p text:style-name="rststyle-textbody">Klavye varyantı ayarı</text:p>
            </table:table-cell>
            <table:table-cell table:style-name="rststyle-rststyle-table-3.A1" office:value-type="string">
              <text:p text:style-name="rststyle-textbody">nomodeset</text:p>
            </table:table-cell>
            <table:table-cell table:style-name="rststyle-rststyle-table-3.A1" office:value-type="string">
              <text:p text:style-name="rststyle-textbody">Uyumluluk modu ayarı</text:p>
            </table:table-cell>
          </table:table-row>
        </table:table>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dosyası üretelim.</text:p>
          </text:list-item>
        </text:list>
        <ns0:p ns0:style-name="rststyle-codeblock">☭ grub-mkrescue isowork -o debian-live.iso</ns0:p>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whitespace"> </text:span>
        <text:span text:style-name="rststyle-name">
          <text:span text:style-name="rststyle-builtin">bind</text:span>
        </text:span>
        <text:span text:style-name="rststyle-whitespace"> </text:span>
        <text:span text:style-name="rststyle-name">
          <text:span text:style-name="rststyle-variable">$i</text:span>
        </text:span>
        <text:span text:style-name="rststyle-whitespace"> </text:span>
        <text:span text:style-name="rststyle-name">
          <text:span text:style-name="rststyle-variable">$i</text:span>
        </text:span>
        <text:span text:style-name="rststyle-punctuation">;</text:span>
        <text:span text:style-name="rststyle-whitespace"> </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span text:style-name="rststyle-whitespace"> </text:span>
        <text:span text:style-name="rststyle-whitespace"> </text:span>
        <text:span text:style-name="rststyle-whitespace"> </text:span>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9T01:18:43</meta:creation-date>
    <dc:creator>a</dc:creator>
    <dc:date>2023-09-19T01:18:43</dc:date>
    <dc:language>en-US</dc:language>
    <meta:editing-cycles>1</meta:editing-cycles>
    <meta:editing-duration>PT00M01S</meta:editing-duration>
    <dc:title>Iso yapımı</dc:title>
  </office:meta>
</office:document-meta>
</file>